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8cm"/>
    </style:style>
    <style:style style:name="co5" style:family="table-column">
      <style:table-column-properties fo:break-before="auto" style:column-width="6.373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316cm"/>
    </style:style>
    <style:style style:name="co8" style:family="table-column">
      <style:table-column-properties fo:break-before="auto" style:column-width="3.295cm"/>
    </style:style>
    <style:style style:name="co9" style:family="table-column">
      <style:table-column-properties fo:break-before="auto" style:column-width="2.609cm"/>
    </style:style>
    <style:style style:name="co10" style:family="table-column">
      <style:table-column-properties fo:break-before="auto" style:column-width="3.217cm"/>
    </style:style>
    <style:style style:name="co11" style:family="table-column">
      <style:table-column-properties fo:break-before="auto" style:column-width="3.2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68cm" fo:break-before="auto" style:use-optimal-row-height="false"/>
    </style:style>
    <style:style style:name="ro3" style:family="table-row">
      <style:table-row-properties style:row-height="1.2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fo:border="0.74pt solid #000000"/>
    </style:style>
    <style:style style:name="ce3" style:family="table-cell" style:parent-style-name="Default">
      <style:table-cell-properties fo:background-color="#dee6ef" fo:border="0.74pt solid #000000"/>
    </style:style>
    <style:style style:name="ce6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dee6ef"/>
    </style:style>
    <style:style style:name="ce15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fo:background-color="#ffffff" fo:border="0.74pt solid #000000"/>
    </style:style>
    <style:style style:name="ce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>
      <style:table-cell-properties fo:wrap-option="wrap" fo:border="0.74pt solid #000000"/>
    </style:style>
    <style:style style:name="ce29" style:family="table-cell" style:parent-style-name="Default">
      <style:table-cell-properties fo:wrap-option="wrap" fo:border="0.74pt solid #000000" style:vertical-align="top"/>
    </style:style>
    <style:style style:name="ce30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4"/>
        <table:table-column table:style-name="co4" table:default-cell-style-name="Default"/>
        <table:table-column table:style-name="co3" table:number-columns-repeated="6" table:default-cell-style-name="ce6"/>
        <table:table-column table:style-name="co3" table:default-cell-style-name="Default"/>
        <table:table-row table:style-name="ro1">
          <table:table-cell table:style-name="ce1" office:value-type="string" calcext:value-type="string">
            <text:p>Rogue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Image1</text:p>
          </table:table-cell>
          <table:table-cell table:style-name="ce3" office:value-type="string" calcext:value-type="string">
            <text:p>Image2</text:p>
          </table:table-cell>
          <table:table-cell table:style-name="ce3" office:value-type="string" calcext:value-type="string">
            <text:p>Size image1</text:p>
          </table:table-cell>
          <table:table-cell table:style-name="ce3" office:value-type="string" calcext:value-type="string">
            <text:p>Size image2</text:p>
          </table:table-cell>
          <table:table-cell table:style-name="ce3" office:value-type="string" calcext:value-type="string">
            <text:p>Hamming Distance</text:p>
          </table:table-cell>
          <table:table-cell table:style-name="ce3" office:value-type="string" calcext:value-type="string" table:number-columns-spanned="7" table:number-rows-spanned="1">
            <text:p>Comments</text:p>
          </table:table-cell>
          <table:covered-table-cell table:number-columns-repeated="5" table:style-name="ce3"/>
          <table:covered-table-cell table:style-name="ce5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ReducedHalf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540 × 540</text:p>
          </table:table-cell>
          <table:table-cell table:style-name="ce8" office:value-type="float" office:value="58" calcext:value-type="float">
            <text:p>58</text:p>
          </table:table-cell>
          <table:table-cell office:value-type="string" calcext:value-type="string" table:number-columns-spanned="7" table:number-rows-spanned="1">
            <text:p>Resize image to half its siz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Cat.jpe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1080 x 1080</text:p>
          </table:table-cell>
          <table:table-cell table:style-name="ce9" office:value-type="float" office:value="109" calcext:value-type="float">
            <text:p>109</text:p>
          </table:table-cell>
          <table:table-cell office:value-type="string" calcext:value-type="string" table:number-columns-spanned="7" table:number-rows-spanned="1">
            <text:p>Watermark of a cat inserted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Reduced25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810 × 810</text:p>
          </table:table-cell>
          <table:table-cell table:style-name="ce8" office:value-type="float" office:value="37" calcext:value-type="float">
            <text:p>37</text:p>
          </table:table-cell>
          <table:table-cell office:value-type="string" calcext:value-type="string" table:number-columns-spanned="7" table:number-rows-spanned="1">
            <text:p><text:s/>Resize image 25% less than original 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ReducedFit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800 x 800</text:p>
          </table:table-cell>
          <table:table-cell table:style-name="ce8" office:value-type="float" office:value="64" calcext:value-type="float">
            <text:p>64</text:p>
          </table:table-cell>
          <table:table-cell office:value-type="string" calcext:value-type="string" table:number-columns-spanned="7" table:number-rows-spanned="1">
            <text:p>Resize image in order to fit the screen ( 800 pixels)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Reduced75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270 x 270</text:p>
          </table:table-cell>
          <table:table-cell table:style-name="ce10" office:value-type="float" office:value="121" calcext:value-type="float">
            <text:p>121</text:p>
          </table:table-cell>
          <table:table-cell office:value-type="string" calcext:value-type="string" table:number-columns-spanned="7" table:number-rows-spanned="1">
            <text:p>Resize image 75% less than original 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X2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2160 × 2160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 table:number-columns-spanned="7" table:number-rows-spanned="1">
            <text:p><text:s/>Image enlarged twice its original size 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X1-5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1625X1615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 table:number-columns-spanned="7" table:number-rows-spanned="1">
            <text:p><text:s/>Image enlarged 540 pixel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MA.jprg</text:p>
          </table:table-cell>
          <table:table-cell table:number-columns-repeated="2" office:value-type="string" calcext:value-type="string">
            <text:p>1080 × 1080</text:p>
          </table:table-cell>
          <table:table-cell table:style-name="ce9" office:value-type="float" office:value="124" calcext:value-type="float">
            <text:p>124</text:p>
          </table:table-cell>
          <table:table-cell office:value-type="string" calcext:value-type="string" table:number-columns-spanned="7" table:number-rows-spanned="1">
            <text:p><text:s/>Watermark of a text inserted</text:p>
          </table:table-cell>
          <table:covered-table-cell table:number-columns-repeated="6"/>
        </table:table-row>
        <table:table-row table:style-name="ro1" table:number-rows-repeated="6">
          <table:table-cell table:style-name="Default" table:number-columns-repeated="4"/>
          <table:table-cell/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>
            <text:p>Summer crests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Image1</text:p>
          </table:table-cell>
          <table:table-cell table:style-name="ce3" office:value-type="string" calcext:value-type="string">
            <text:p>Image2</text:p>
          </table:table-cell>
          <table:table-cell table:style-name="ce3" office:value-type="string" calcext:value-type="string">
            <text:p>Size image1</text:p>
          </table:table-cell>
          <table:table-cell table:style-name="ce3" office:value-type="string" calcext:value-type="string">
            <text:p>Size image2</text:p>
          </table:table-cell>
          <table:table-cell table:style-name="ce3" office:value-type="string" calcext:value-type="string">
            <text:p>Hamming Distance</text:p>
          </table:table-cell>
          <table:table-cell table:style-name="ce3" office:value-type="string" calcext:value-type="string" table:number-columns-spanned="7" table:number-rows-spanned="1">
            <text:p>Comments</text:p>
          </table:table-cell>
          <table:covered-table-cell table:number-columns-repeated="5" table:style-name="ce3"/>
          <table:covered-table-cell table:style-name="ce5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Reduced50.jpg</text:p>
          </table:table-cell>
          <table:table-cell office:value-type="string" calcext:value-type="string">
            <text:p>1200 x 630</text:p>
          </table:table-cell>
          <table:table-cell office:value-type="string" calcext:value-type="string">
            <text:p>600 x 315</text:p>
          </table:table-cell>
          <table:table-cell table:style-name="ce8" office:value-type="float" office:value="53" calcext:value-type="float">
            <text:p>53</text:p>
          </table:table-cell>
          <table:table-cell office:value-type="string" calcext:value-type="string" table:number-columns-spanned="7" table:number-rows-spanned="1">
            <text:p>Resize image to half its siz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Reduced25.jpg</text:p>
          </table:table-cell>
          <table:table-cell office:value-type="string" calcext:value-type="string">
            <text:p>1200 x 630</text:p>
          </table:table-cell>
          <table:table-cell office:value-type="string" calcext:value-type="string">
            <text:p>900 x 473</text:p>
          </table:table-cell>
          <table:table-cell table:style-name="ce8" office:value-type="float" office:value="28" calcext:value-type="float">
            <text:p>28</text:p>
          </table:table-cell>
          <table:table-cell office:value-type="string" calcext:value-type="string" table:number-columns-spanned="7" table:number-rows-spanned="1">
            <text:p><text:s/>Resize image 25% less than original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Reduced75.jpg</text:p>
          </table:table-cell>
          <table:table-cell office:value-type="string" calcext:value-type="string">
            <text:p>1200 x 630</text:p>
          </table:table-cell>
          <table:table-cell office:value-type="string" calcext:value-type="string">
            <text:p>300 x 158</text:p>
          </table:table-cell>
          <table:table-cell table:style-name="ce8" office:value-type="float" office:value="87" calcext:value-type="float">
            <text:p>87</text:p>
          </table:table-cell>
          <table:table-cell office:value-type="string" calcext:value-type="string" table:number-columns-spanned="7" table:number-rows-spanned="1">
            <text:p>Resize image 75% less than original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ReducedFit.jpg</text:p>
          </table:table-cell>
          <table:table-cell office:value-type="string" calcext:value-type="string">
            <text:p>1200 x 630</text:p>
          </table:table-cell>
          <table:table-cell office:value-type="string" calcext:value-type="string">
            <text:p>800 x 420</text:p>
          </table:table-cell>
          <table:table-cell table:style-name="ce8" office:value-type="float" office:value="32" calcext:value-type="float">
            <text:p>32</text:p>
          </table:table-cell>
          <table:table-cell office:value-type="string" calcext:value-type="string" table:number-columns-spanned="7" table:number-rows-spanned="1">
            <text:p>Resize image in order to fit the screen ( 800 pixels)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X2.jpg</text:p>
          </table:table-cell>
          <table:table-cell office:value-type="string" calcext:value-type="string">
            <text:p>1200 x 630</text:p>
          </table:table-cell>
          <table:table-cell office:value-type="string" calcext:value-type="string">
            <text:p>2400 x 1260</text:p>
          </table:table-cell>
          <table:table-cell table:style-name="ce8" office:value-type="float" office:value="12" calcext:value-type="float">
            <text:p>12</text:p>
          </table:table-cell>
          <table:table-cell office:value-type="string" calcext:value-type="string" table:number-columns-spanned="7" table:number-rows-spanned="1">
            <text:p>Image enlarged twice its original siz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X1-5.jpg</text:p>
          </table:table-cell>
          <table:table-cell office:value-type="string" calcext:value-type="string">
            <text:p>1200 x 630</text:p>
          </table:table-cell>
          <table:table-cell office:value-type="string" calcext:value-type="string">
            <text:p>1740x 914</text:p>
          </table:table-cell>
          <table:table-cell table:style-name="ce8" office:value-type="float" office:value="12" calcext:value-type="float">
            <text:p>12</text:p>
          </table:table-cell>
          <table:table-cell office:value-type="string" calcext:value-type="string" table:number-columns-spanned="7" table:number-rows-spanned="1">
            <text:p>Image enlarged 540 pixel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cat.jpg</text:p>
          </table:table-cell>
          <table:table-cell table:number-columns-repeated="2" office:value-type="string" calcext:value-type="string">
            <text:p>1200 x 630</text:p>
          </table:table-cell>
          <table:table-cell table:style-name="ce9" office:value-type="float" office:value="142" calcext:value-type="float">
            <text:p>142</text:p>
          </table:table-cell>
          <table:table-cell office:value-type="string" calcext:value-type="string" table:number-columns-spanned="7" table:number-rows-spanned="1">
            <text:p><text:s/>Watermark of a cat inserted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MA.jpg</text:p>
          </table:table-cell>
          <table:table-cell table:number-columns-repeated="2" office:value-type="string" calcext:value-type="string">
            <text:p>1200 x 630</text:p>
          </table:table-cell>
          <table:table-cell table:style-name="ce11" office:value-type="float" office:value="188" calcext:value-type="float">
            <text:p>188</text:p>
          </table:table-cell>
          <table:table-cell office:value-type="string" calcext:value-type="string" table:number-columns-spanned="7" table:number-rows-spanned="1">
            <text:p><text:s/>Watermark of a text inserted</text:p>
          </table:table-cell>
          <table:covered-table-cell table:number-columns-repeated="6"/>
        </table:table-row>
        <table:table-row table:style-name="ro1" table:number-rows-repeated="5">
          <table:table-cell table:style-name="Default" table:number-columns-repeated="4"/>
          <table:table-cell/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>
            <text:p>Monopoly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Image1</text:p>
          </table:table-cell>
          <table:table-cell table:style-name="ce3" office:value-type="string" calcext:value-type="string">
            <text:p>Image2</text:p>
          </table:table-cell>
          <table:table-cell table:style-name="ce3" office:value-type="string" calcext:value-type="string">
            <text:p>Size image1</text:p>
          </table:table-cell>
          <table:table-cell table:style-name="ce3" office:value-type="string" calcext:value-type="string">
            <text:p>Size image2</text:p>
          </table:table-cell>
          <table:table-cell table:style-name="ce3" office:value-type="string" calcext:value-type="string">
            <text:p>Hamming Distance</text:p>
          </table:table-cell>
          <table:table-cell table:style-name="ce3" office:value-type="string" calcext:value-type="string" table:number-columns-spanned="7" table:number-rows-spanned="1">
            <text:p>Comments</text:p>
          </table:table-cell>
          <table:covered-table-cell table:number-columns-repeated="5" table:style-name="ce3"/>
          <table:covered-table-cell table:style-name="ce5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Reduced50.jpg</text:p>
          </table:table-cell>
          <table:table-cell office:value-type="string" calcext:value-type="string">
            <text:p>1200 x 1500</text:p>
          </table:table-cell>
          <table:table-cell office:value-type="string" calcext:value-type="string">
            <text:p>600 x 750</text:p>
          </table:table-cell>
          <table:table-cell table:style-name="ce12" office:value-type="float" office:value="54" calcext:value-type="float">
            <text:p>54</text:p>
          </table:table-cell>
          <table:table-cell office:value-type="string" calcext:value-type="string" table:number-columns-spanned="7" table:number-rows-spanned="1">
            <text:p>Resize image to half its size</text:p>
          </table:table-cell>
          <table:covered-table-cell table:number-columns-repeated="5"/>
          <table:covered-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Reduced25.jpg</text:p>
          </table:table-cell>
          <table:table-cell office:value-type="string" calcext:value-type="string">
            <text:p>1200 x 1500</text:p>
          </table:table-cell>
          <table:table-cell office:value-type="string" calcext:value-type="string">
            <text:p>900 x 1125</text:p>
          </table:table-cell>
          <table:table-cell table:style-name="ce12" office:value-type="float" office:value="31" calcext:value-type="float">
            <text:p>31</text:p>
          </table:table-cell>
          <table:table-cell office:value-type="string" calcext:value-type="string" table:number-columns-spanned="7" table:number-rows-spanned="1">
            <text:p><text:s/>Resize image 25% less than original</text:p>
          </table:table-cell>
          <table:covered-table-cell table:number-columns-repeated="5"/>
          <table:covered-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Reduced75.jpg</text:p>
          </table:table-cell>
          <table:table-cell office:value-type="string" calcext:value-type="string">
            <text:p>1200 x 1500</text:p>
          </table:table-cell>
          <table:table-cell office:value-type="string" calcext:value-type="string">
            <text:p>300 x 375</text:p>
          </table:table-cell>
          <table:table-cell table:style-name="ce13" office:value-type="float" office:value="95" calcext:value-type="float">
            <text:p>95</text:p>
          </table:table-cell>
          <table:table-cell office:value-type="string" calcext:value-type="string" table:number-columns-spanned="7" table:number-rows-spanned="1">
            <text:p>Resize image 75% less than original</text:p>
          </table:table-cell>
          <table:covered-table-cell table:number-columns-repeated="5"/>
          <table:covered-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ReducedFit.jpg</text:p>
          </table:table-cell>
          <table:table-cell office:value-type="string" calcext:value-type="string">
            <text:p>1200 x 1500</text:p>
          </table:table-cell>
          <table:table-cell office:value-type="string" calcext:value-type="string">
            <text:p>480 x 600</text:p>
          </table:table-cell>
          <table:table-cell table:style-name="ce12" office:value-type="float" office:value="67" calcext:value-type="float">
            <text:p>67</text:p>
          </table:table-cell>
          <table:table-cell office:value-type="string" calcext:value-type="string" table:number-columns-spanned="7" table:number-rows-spanned="1">
            <text:p>Resize image in order to fit the screen ( 800 pixels)</text:p>
          </table:table-cell>
          <table:covered-table-cell table:number-columns-repeated="5"/>
          <table:covered-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X2.jpg</text:p>
          </table:table-cell>
          <table:table-cell office:value-type="string" calcext:value-type="string">
            <text:p>1200 x 1500</text:p>
          </table:table-cell>
          <table:table-cell office:value-type="string" calcext:value-type="string">
            <text:p>2400 x 300</text:p>
          </table:table-cell>
          <table:table-cell table:style-name="ce12" office:value-type="float" office:value="11" calcext:value-type="float">
            <text:p>11</text:p>
          </table:table-cell>
          <table:table-cell office:value-type="string" calcext:value-type="string" table:number-columns-spanned="7" table:number-rows-spanned="1">
            <text:p>Image enlarged twice its original size</text:p>
          </table:table-cell>
          <table:covered-table-cell table:number-columns-repeated="5"/>
          <table:covered-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X1-5.jpg</text:p>
          </table:table-cell>
          <table:table-cell office:value-type="string" calcext:value-type="string">
            <text:p>1200 x 1500</text:p>
          </table:table-cell>
          <table:table-cell office:value-type="string" calcext:value-type="string">
            <text:p>1740 x 2175</text:p>
          </table:table-cell>
          <table:table-cell table:style-name="ce12" office:value-type="float" office:value="10" calcext:value-type="float">
            <text:p>10</text:p>
          </table:table-cell>
          <table:table-cell office:value-type="string" calcext:value-type="string" table:number-columns-spanned="7" table:number-rows-spanned="1">
            <text:p>Image enlarged 540 pixels</text:p>
          </table:table-cell>
          <table:covered-table-cell table:number-columns-repeated="5"/>
          <table:covered-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cat.jpg</text:p>
          </table:table-cell>
          <table:table-cell table:number-columns-repeated="2" office:value-type="string" calcext:value-type="string">
            <text:p>1200 x 1500</text:p>
          </table:table-cell>
          <table:table-cell table:style-name="ce9" office:value-type="float" office:value="154" calcext:value-type="float">
            <text:p>154</text:p>
          </table:table-cell>
          <table:table-cell office:value-type="string" calcext:value-type="string" table:number-columns-spanned="7" table:number-rows-spanned="1">
            <text:p><text:s/>Watermark of a cat inserted</text:p>
          </table:table-cell>
          <table:covered-table-cell table:number-columns-repeated="5"/>
          <table:covered-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MA.jpg</text:p>
          </table:table-cell>
          <table:table-cell table:number-columns-repeated="2" office:value-type="string" calcext:value-type="string">
            <text:p>1200 x 1500</text:p>
          </table:table-cell>
          <table:table-cell table:style-name="ce9" office:value-type="float" office:value="166" calcext:value-type="float">
            <text:p>166</text:p>
          </table:table-cell>
          <table:table-cell office:value-type="string" calcext:value-type="string" table:number-columns-spanned="7" table:number-rows-spanned="1">
            <text:p><text:s/>Watermark of a text inserted</text:p>
          </table:table-cell>
          <table:covered-table-cell table:number-columns-repeated="5"/>
          <table:covered-table-cell table:style-name="ce6"/>
        </table:table-row>
      </table:table>
      <table:table table:name="Sheet2" table:style-name="ta1">
        <table:shapes>
          <draw:frame draw:z-index="0" draw:style-name="gr1" draw:text-style-name="P1" svg:width="11.917cm" svg:height="6.697cm" svg:x="17.767cm" svg:y="2.474cm">
            <draw:object draw:notify-on-update-of-ranges="Sheet2.B12:Sheet2.B12 Sheet2.B13:Sheet2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016cm" svg:height="8.207cm" svg:x="17.178cm" svg:y="10.486cm">
            <draw:object draw:notify-on-update-of-ranges="Sheet2.C13:Sheet2.C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 table:number-rows-repeated="1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fferent Images</text:p>
          </table:table-cell>
          <table:table-cell office:value-type="string" calcext:value-type="string">
            <text:p>Same images</text:p>
          </table:table-cell>
          <table:table-cell/>
        </table:table-row>
        <table:table-row table:style-name="ro1">
          <table:table-cell/>
          <table:table-cell table:style-name="ce9" office:value-type="float" office:value="154" calcext:value-type="float">
            <text:p>154</text:p>
          </table:table-cell>
          <table:table-cell table:style-name="ce8"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table:style-name="ce9" office:value-type="float" office:value="166" calcext:value-type="float">
            <text:p>166</text:p>
          </table:table-cell>
          <table:table-cell table:style-name="ce8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table:style-name="ce9" office:value-type="float" office:value="142" calcext:value-type="float">
            <text:p>142</text:p>
          </table:table-cell>
          <table:table-cell table:style-name="ce8"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table:style-name="ce11" office:value-type="float" office:value="188" calcext:value-type="float">
            <text:p>188</text:p>
          </table:table-cell>
          <table:table-cell table:style-name="ce8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table:style-name="ce9" office:value-type="float" office:value="124" calcext:value-type="float">
            <text:p>124</text:p>
          </table:table-cell>
          <table:table-cell table:style-name="ce8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table:style-name="ce9" office:value-type="float" office:value="109" calcext:value-type="float">
            <text:p>109</text:p>
          </table:table-cell>
          <table:table-cell table:style-name="ce8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2"/>
          <table:table-cell table:style-name="ce13" office:value-type="float" office:value="95" calcext:value-type="float">
            <text:p>95</text:p>
          </table:table-cell>
          <table:table-cell office:value-type="string" calcext:value-type="string">
            <text:p><text:s/>image reduced 75%</text:p>
          </table:table-cell>
        </table:table-row>
        <table:table-row table:style-name="ro1">
          <table:table-cell table:number-columns-repeated="2"/>
          <table:table-cell table:style-name="ce12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float" office:value="121" calcext:value-type="float">
            <text:p>121</text:p>
          </table:table-cell>
          <table:table-cell office:value-type="string" calcext:value-type="string">
            <text:p>image reduced 75%</text:p>
          </table:table-cell>
        </table:table-row>
        <table:table-row table:style-name="ro1">
          <table:table-cell table:number-columns-repeated="2"/>
          <table:table-cell table:style-name="ce8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Mean 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me images (without extreme values)</text:p>
          </table:table-cell>
          <table:table-cell table:style-name="ce6" table:formula="of:=(SUM([.C13:.C20])+ SUM([.C22:.C26])+SUM([.C29:.C30]))/(COUNT([.C13:.C30]) - 3)" office:value-type="float" office:value="38.0666666666667" calcext:value-type="float">
            <text:p>38.0666666666667</text:p>
          </table:table-cell>
          <table:table-cell table:style-name="ce6" office:value-type="string" calcext:value-type="string">
            <text:p><text:s/>%Threshold</text:p>
          </table:table-cell>
        </table:table-row>
        <table:table-row table:style-name="ro1">
          <table:table-cell/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table:formula="of:=(39*100)/1024" office:value-type="float" office:value="3.80859375" calcext:value-type="float">
            <text:p>3.80859375</text:p>
          </table:table-cell>
        </table:table-row>
        <table:table-row table:style-name="ro1">
          <table:table-cell/>
          <table:table-cell table:style-name="ce3" office:value-type="string" calcext:value-type="string">
            <text:p>Different Images</text:p>
          </table:table-cell>
          <table:table-cell table:style-name="ce6" table:formula="of:=SUM([.B13:.B18])/COUNT([.B13:.B18])" office:value-type="float" office:value="147.166666666667" calcext:value-type="float">
            <text:p>147.166666666667</text:p>
          </table:table-cell>
          <table:table-cell table:style-name="ce6"/>
        </table:table-row>
        <table:table-row table:style-name="ro1">
          <table:table-cell/>
          <table:table-cell table:style-name="ce6"/>
          <table:table-cell table:style-name="ce6" office:value-type="float" office:value="148" calcext:value-type="float">
            <text:p>148</text:p>
          </table:table-cell>
          <table:table-cell table:style-name="ce6" table:formula="of:= (148 * 100) /1024" office:value-type="float" office:value="14.453125" calcext:value-type="float">
            <text:p>14.453125</text:p>
          </table:table-cell>
        </table:table-row>
        <table:table-row table:style-name="ro1">
          <table:table-cell/>
          <table:table-cell table:style-name="ce3" office:value-type="string" calcext:value-type="string">
            <text:p>Same images (with extreme values)</text:p>
          </table:table-cell>
          <table:table-cell table:style-name="ce6" table:formula="of:=(SUM([.C13:.C30])/COUNT([.C13:.C30]))" office:value-type="float" office:value="44.1111111111111" calcext:value-type="float">
            <text:p>44.1111111111111</text:p>
          </table:table-cell>
          <table:table-cell table:style-name="ce6"/>
        </table:table-row>
        <table:table-row table:style-name="ro1">
          <table:table-cell/>
          <table:table-cell table:style-name="ce6"/>
          <table:table-cell table:style-name="ce6" office:value-type="float" office:value="45" calcext:value-type="float">
            <text:p>45</text:p>
          </table:table-cell>
          <table:table-cell table:style-name="ce6" table:formula="of:=(45*100)/1024" office:value-type="float" office:value="4.39453125" calcext:value-type="float">
            <text:p>4.39453125</text:p>
          </table:table-cell>
        </table:table-row>
      </table:table>
      <table:table table:name="Sheet3" table:style-name="ta1">
        <table:shapes>
          <draw:frame draw:z-index="0" draw:style-name="gr1" draw:text-style-name="P1" svg:width="12.779cm" svg:height="8.521cm" svg:x="9.168cm" svg:y="4.497cm">
            <draw:object draw:notify-on-update-of-ranges="Sheet3.C2:Sheet3.C19 Sheet3.B2:Sheet3.B19 Sheet3.F2:Sheet3.F8 Sheet3.E2:Sheet3.E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ce15"/>
        <table:table-column table:style-name="co7" table:default-cell-style-name="ce25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3" office:value-type="string" calcext:value-type="string">
            <text:p>Hamming distance</text:p>
          </table:table-cell>
          <table:table-cell table:style-name="ce3" office:value-type="string" calcext:value-type="string">
            <text:p>% different bits</text:p>
          </table:table-cell>
          <table:table-cell/>
          <table:table-cell table:style-name="ce3" office:value-type="string" calcext:value-type="string">
            <text:p>Hamming distance </text:p>
          </table:table-cell>
          <table:table-cell table:style-name="ce3" office:value-type="string" calcext:value-type="string">
            <text:p>% different bits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([.B2]*100)/1024" office:value-type="float" office:value="5.17578125" calcext:value-type="float">
            <text:p>5.17578125</text:p>
          </table:table-cell>
          <table:table-cell/>
          <table:table-cell table:style-name="ce15" office:value-type="float" office:value="154" calcext:value-type="float">
            <text:p>154</text:p>
          </table:table-cell>
          <table:table-cell table:style-name="ce6" table:formula="of:=([.E2]*100)/1024" office:value-type="float" office:value="15.0390625" calcext:value-type="float">
            <text:p>15.039062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([.B3]*100)/1024" office:value-type="float" office:value="2.734375" calcext:value-type="float">
            <text:p>2.734375</text:p>
          </table:table-cell>
          <table:table-cell/>
          <table:table-cell table:style-name="ce15" office:value-type="float" office:value="166" calcext:value-type="float">
            <text:p>166</text:p>
          </table:table-cell>
          <table:table-cell table:style-name="ce6" table:formula="of:=([.E3]*100)/1024" office:value-type="float" office:value="16.2109375" calcext:value-type="float">
            <text:p>16.2109375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([.B4]*100)/1024" office:value-type="float" office:value="8.49609375" calcext:value-type="float">
            <text:p>8.49609375</text:p>
          </table:table-cell>
          <table:table-cell/>
          <table:table-cell table:style-name="ce15" office:value-type="float" office:value="142" calcext:value-type="float">
            <text:p>142</text:p>
          </table:table-cell>
          <table:table-cell table:style-name="ce6" table:formula="of:=([.E4]*100)/1024" office:value-type="float" office:value="13.8671875" calcext:value-type="float">
            <text:p>13.867187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([.B5]*100)/1024" office:value-type="float" office:value="3.125" calcext:value-type="float">
            <text:p>3.125</text:p>
          </table:table-cell>
          <table:table-cell/>
          <table:table-cell table:style-name="ce15" office:value-type="float" office:value="188" calcext:value-type="float">
            <text:p>188</text:p>
          </table:table-cell>
          <table:table-cell table:style-name="ce6" table:formula="of:=([.E5]*100)/1024" office:value-type="float" office:value="18.359375" calcext:value-type="float">
            <text:p>18.35937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[.B6]*100)/1024" office:value-type="float" office:value="1.171875" calcext:value-type="float">
            <text:p>1.171875</text:p>
          </table:table-cell>
          <table:table-cell/>
          <table:table-cell table:style-name="ce15" office:value-type="float" office:value="124" calcext:value-type="float">
            <text:p>124</text:p>
          </table:table-cell>
          <table:table-cell table:style-name="ce6" table:formula="of:=([.E6]*100)/1024" office:value-type="float" office:value="12.109375" calcext:value-type="float">
            <text:p>12.10937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[.B7]*100)/1024" office:value-type="float" office:value="1.171875" calcext:value-type="float">
            <text:p>1.171875</text:p>
          </table:table-cell>
          <table:table-cell/>
          <table:table-cell table:style-name="ce15" office:value-type="float" office:value="109" calcext:value-type="float">
            <text:p>109</text:p>
          </table:table-cell>
          <table:table-cell table:style-name="ce6" table:formula="of:=([.E7]*100)/1024" office:value-type="float" office:value="10.64453125" calcext:value-type="float">
            <text:p>10.64453125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([.B8]*100)/1024" office:value-type="float" office:value="5.2734375" calcext:value-type="float">
            <text:p>5.2734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[.B9]*100)/1024" office:value-type="float" office:value="3.02734375" calcext:value-type="float">
            <text:p>3.02734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([.B10]*100)/1024" office:value-type="float" office:value="9.27734375" calcext:value-type="float">
            <text:p>9.27734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([.B11]*100)/1024" office:value-type="float" office:value="6.54296875" calcext:value-type="float">
            <text:p>6.54296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[.B12]*100)/1024" office:value-type="float" office:value="1.07421875" calcext:value-type="float">
            <text:p>1.07421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3]*100)/1024" office:value-type="float" office:value="0.9765625" calcext:value-type="float">
            <text:p>0.9765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([.B14]*100)/1024" office:value-type="float" office:value="3.61328125" calcext:value-type="float">
            <text:p>3.61328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([.B15]*100)/1024" office:value-type="float" office:value="6.25" calcext:value-type="float">
            <text:p>6.2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[.B17]*100)/1024" office:value-type="float" office:value="0.68359375" calcext:value-type="float">
            <text:p>0.68359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18]*100)/1024" office:value-type="float" office:value="1.46484375" calcext:value-type="float">
            <text:p>1.46484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([.B19]*100)/1024" office:value-type="float" office:value="5.6640625" calcext:value-type="float">
            <text:p>5.6640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([.B20]*100)/1024" office:value-type="float" office:value="11.81640625" calcext:value-type="float">
            <text:p>11.81640625</text:p>
          </table:table-cell>
          <table:table-cell table:number-columns-repeated="3"/>
        </table:table-row>
      </table:table>
      <table:table table:name="Sheet4" table:style-name="ta1">
        <table:shapes>
          <draw:frame draw:z-index="0" draw:style-name="gr1" draw:text-style-name="P1" svg:width="16.814cm" svg:height="8.521cm" svg:x="0cm" svg:y="9.974cm">
            <draw:object draw:notify-on-update-of-ranges="Sheet4.B13:Sheet4.B17 Sheet4.A13:Sheet4.A17 Sheet4.A19:Sheet4.A19 Sheet4.B19:Sheet4.B19 Sheet4.E13:Sheet4.E14 Sheet4.D13:Sheet4.D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6.814cm" svg:height="8.521cm" svg:x="18.568cm" svg:y="9.91cm">
            <draw:object draw:notify-on-update-of-ranges="Sheet4.B19:Sheet4.B19 Sheet4.A19:Sheet4.A19 Sheet4.E13:Sheet4.E14 Sheet4.D13:Sheet4.D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4.289cm" svg:height="8.53cm" svg:x="8.818cm" svg:y="19.439cm">
            <draw:object draw:notify-on-update-of-ranges="Sheet4.B13:Sheet4.B17 Sheet4.A13:Sheet4.A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0" table:default-cell-style-name="ce15"/>
        <table:table-column table:style-name="co2" table:default-cell-style-name="ce6"/>
        <table:table-column table:style-name="co3" table:default-cell-style-name="Default"/>
        <table:table-column table:style-name="co8" table:default-cell-style-name="ce4"/>
        <table:table-column table:style-name="co11" table:default-cell-style-name="ce15"/>
        <table:table-column table:style-name="co3" table:number-columns-repeated="7" table:default-cell-style-name="Default"/>
        <table:table-row table:style-name="ro1">
          <table:table-cell table:style-name="ce27" office:value-type="string" calcext:value-type="string" table:number-columns-spanned="2" table:number-rows-spanned="1">
            <text:p>Real examples (Facebook)</text:p>
          </table:table-cell>
          <table:covered-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3" office:value-type="string" calcext:value-type="string">
            <text:p>Link original image</text:p>
          </table:table-cell>
          <table:table-cell table:style-name="ce3" office:value-type="string" calcext:value-type="string">
            <text:p>Link facebook</text:p>
          </table:table-cell>
          <table:table-cell table:style-name="ce3" office:value-type="string" calcext:value-type="string">
            <text:p>Size image1</text:p>
          </table:table-cell>
          <table:table-cell table:style-name="ce3" office:value-type="string" calcext:value-type="string">
            <text:p>Size image2</text:p>
          </table:table-cell>
          <table:table-cell table:style-name="ce3" office:value-type="string" calcext:value-type="string">
            <text:p>Hamming Distance</text:p>
          </table:table-cell>
          <table:table-cell table:style-name="ce3" office:value-type="string" calcext:value-type="string" table:number-columns-spanned="7" table:number-rows-spanned="1">
            <text:p>Comments</text:p>
          </table:table-cell>
          <table:covered-table-cell table:number-columns-repeated="5" table:style-name="ce3"/>
          <table:covered-table-cell table:style-name="ce5"/>
        </table:table-row>
        <table:table-row table:style-name="ro1">
          <table:table-cell table:style-name="ce28" office:value-type="string" calcext:value-type="string">
            <text:p><text:a xlink:href="https://scopely.widen.net/content/exv3fkkeh0" xlink:type="simple">https://scopely.widen.net/content/exv3fkkeh0</text:a></text:p>
          </table:table-cell>
          <table:table-cell table:style-name="ce28" office:value-type="string" calcext:value-type="string">
            <text:p><text:a xlink:href="https://www.facebook.com/ads/image/?d=AQLHlGYHuMlyp_HjLGf150gOA3pfKMGA2WxBlBXzoCmUSZiJ6aayR1jo7Yu3Xae29e5g3ew6QXuU-LPatKUy15dLLT5pKbk3DFvU4iOj2wKwaQkIwW1-ouWsa6ZCM2PWbzK_CHYEcgpCZcMTrbDEzWoa" xlink:type="simple">https://www.facebook.com/ads/image/?d=AQLHlGYHuMlyp_HjLGf150gOA3pfKMGA2WxBlBXzoCmUSZiJ6aayR1jo7Yu3Xae29e5g3ew6QXuU-LPatKUy15dLLT5pKbk3DFvU4iOj2wKwaQkIwW1-ouWsa6ZCM2PWbzK_CHYEcgpCZcMTrbDEzWoa</text:a></text:p>
          </table:table-cell>
          <table:table-cell table:style-name="ce4" office:value-type="string" calcext:value-type="string">
            <text:p>1024 x 1024</text:p>
          </table:table-cell>
          <table:table-cell office:value-type="string" calcext:value-type="string">
            <text:p>1024 x 1024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 table:number-columns-spanned="7" table:number-rows-spanned="1">
            <text:p>Size image1 (175 KB), size image2 (1,2 MB) → compression</text:p>
          </table:table-cell>
          <table:covered-table-cell table:number-columns-repeated="5" table:style-name="ce6"/>
          <table:covered-table-cell/>
        </table:table-row>
        <table:table-row table:style-name="ro1">
          <table:table-cell table:style-name="ce28" office:value-type="string" calcext:value-type="string">
            <text:p><text:a xlink:href="https://scopely.widen.net/content/bhz874b584" xlink:type="simple">https://scopely.widen.net/content/bhz874b584</text:a></text:p>
          </table:table-cell>
          <table:table-cell table:style-name="ce28" office:value-type="string" calcext:value-type="string">
            <text:p><text:a xlink:href="https://www.facebook.com/ads/image/?d=AQLBqj_rqFAyZR-CBZJ3WUrJBIwb9HbbspoY9L9ABibLvanadaPE8w7oLkRr9i5vCnavmppZE-JhahGBjDtEtFkAP0xFyI77H1tIfpA8TnMfZzeExefbdWQi-lXfTfuRQvylSjYSGGz9gLsG4GtpgMaK" xlink:type="simple">https://www.facebook.com/ads/image/?d=AQLBqj_rqFAyZR-CBZJ3WUrJBIwb9HbbspoY9L9ABibLvanadaPE8w7oLkRr9i5vCnavmppZE-JhahGBjDtEtFkAP0xFyI77H1tIfpA8TnMfZzeExefbdWQi-lXfTfuRQvylSjYSGGz9gLsG4GtpgMaK</text:a></text:p>
          </table:table-cell>
          <table:table-cell table:style-name="ce4" office:value-type="string" calcext:value-type="string">
            <text:p>1024 x 1024</text:p>
          </table:table-cell>
          <table:table-cell office:value-type="string" calcext:value-type="string">
            <text:p>1024 x 1024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 table:number-columns-spanned="7" table:number-rows-spanned="1">
            <text:p>Size image1 (135 KB), size image2 (1,1MB) → compression</text:p>
          </table:table-cell>
          <table:covered-table-cell table:number-columns-repeated="5" table:style-name="ce6"/>
          <table:covered-table-cell/>
        </table:table-row>
        <table:table-row table:style-name="ro2">
          <table:table-cell table:style-name="ce29" office:value-type="string" calcext:value-type="string">
            <text:p>https://scopely.widen.net/content/irofjendip </text:p>
          </table:table-cell>
          <table:table-cell table:style-name="ce28" office:value-type="string" calcext:value-type="string">
            <text:p><text:a xlink:href="https://www.facebook.com/ads/image/?d=AQJj4RGQye3lhVgOvKMl76yoalD6pNNpAnwgE-nVuhuf6IfqoiPFH6Jz1dXb13qxdqp7ibnj0Z07pHbySspL_TaF_OSa4-14qn_ii4c12T2qZQuvVpPrMkIwwIaQY9kwRx60hGd_lhfH7TXz50poZsts" xlink:type="simple">https://www.facebook.com/ads/image/?d=AQJj4RGQye3lhVgOvKMl76yoalD6pNNpAnwgE-nVuhuf6IfqoiPFH6Jz1dXb13qxdqp7ibnj0Z07pHbySspL_TaF_OSa4-14qn_ii4c12T2qZQuvVpPrMkIwwIaQY9kwRx60hGd_lhfH7TXz50poZsts</text:a></text:p>
          </table:table-cell>
          <table:table-cell table:style-name="ce4" office:value-type="string" calcext:value-type="string">
            <text:p>1080 x 1080</text:p>
          </table:table-cell>
          <table:table-cell office:value-type="string" calcext:value-type="string">
            <text:p>608 × 1080</text:p>
          </table:table-cell>
          <table:table-cell office:value-type="float" office:value="451" calcext:value-type="float">
            <text:p>451</text:p>
          </table:table-cell>
          <table:table-cell table:style-name="ce31" office:value-type="string" calcext:value-type="string" table:number-columns-spanned="7" table:number-rows-spanned="1">
            <text:p>Size image1 (281 KB), size image2 (158 KB) → compression. Image 2 has been cropped</text:p>
          </table:table-cell>
          <table:covered-table-cell table:number-columns-repeated="5" table:style-name="ce6"/>
          <table:covered-table-cell/>
        </table:table-row>
        <table:table-row table:style-name="ro3">
          <table:table-cell table:style-name="ce29" office:value-type="string" calcext:value-type="string">
            <text:p>https://scopely.widen.net/content/irofjendip </text:p>
          </table:table-cell>
          <table:table-cell office:value-type="string" calcext:value-type="string">
            <text:p>https://www.facebook.com/ads/image/?d=AQLtvRJl8OP_7csLtC30M9_Uz6UeL02zfAFvbpXOCIw3JSo[…]mSjaCCU4_YFOcCMHkCnVnitVn9BNsCxnm-uVXldyCiV4yUy2II4zvvcgnm-C <text:a xlink:href="https://www.facebook.com/ads/image/?d=AQJj4RGQye3lhVgOvKMl76yoalD6pNNpAnwgE-nVuhuf6IfqoiPFH6Jz1dXb13qxdqp7ibnj0Z07pHbySspL_TaF_OSa4-14qn_ii4c12T2qZQuvVpPrMkIwwIaQY9kwRx60hGd_lhfH7TXz50poZsts" xlink:type="simple">https://www.facebook.com/ads/image/?d=AQJj4RGQye3lhVgOvKMl76yoalD6pNNpAnwgE-nVuhuf6IfqoiPFH6Jz1dXb13qxdqp7ibnj0Z07pHbySspL_TaF_OSa4-14qn_ii4c12T2qZQuvVpPrMkIwwIaQY9kwRx60hGd_lhfH7TXz50poZsts</text:a></text:p>
          </table:table-cell>
          <table:table-cell table:style-name="ce4" office:value-type="string" calcext:value-type="string">
            <text:p>1080 x 1080</text:p>
          </table:table-cell>
          <table:table-cell office:value-type="string" calcext:value-type="string">
            <text:p>1080 x 1080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 table:number-columns-spanned="7" table:number-rows-spanned="1">
            <text:p>Size image1 (281 KB), size image2 (1,1MB) → compression</text:p>
          </table:table-cell>
          <table:covered-table-cell table:number-columns-repeated="5" table:style-name="ce6"/>
          <table:covered-table-cell/>
        </table:table-row>
        <table:table-row table:style-name="ro1">
          <table:table-cell table:style-name="ce28" office:value-type="string" calcext:value-type="string">
            <text:p><text:a xlink:href="https://scopely.widen.net/content/j5p955e5g1" xlink:type="simple">https://scopely.widen.net/content/j5p955e5g1</text:a></text:p>
          </table:table-cell>
          <table:table-cell table:style-name="ce28" office:value-type="string" calcext:value-type="string">
            <text:p><text:a xlink:href="https://www.facebook.com/ads/image/?d=AQJAiEmGn3081cz4k-Ux96aDt7WgUkZrmNcscvryGdte-hdvQMlXiDSJocj_5NTv5FkPbMjo9Mvz6EEv-wQUicHEM_tbOlQOD9Gnl9Vp8hr3E0srnnLD2dNtSMQehFq9T5gfo6m75I1BGoUq-vlxsw-t" xlink:type="simple">https://www.facebook.com/ads/image/?d=AQJAiEmGn3081cz4k-Ux96aDt7WgUkZrmNcscvryGdte-hdvQMlXiDSJocj_5NTv5FkPbMjo9Mvz6EEv-wQUicHEM_tbOlQOD9Gnl9Vp8hr3E0srnnLD2dNtSMQehFq9T5gfo6m75I1BGoUq-vlxsw-t</text:a></text:p>
          </table:table-cell>
          <table:table-cell table:style-name="ce4" office:value-type="string" calcext:value-type="string">
            <text:p>1200 x 1500</text:p>
          </table:table-cell>
          <table:table-cell office:value-type="string" calcext:value-type="string">
            <text:p>1200 × 1500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 table:number-columns-spanned="7" table:number-rows-spanned="1">
            <text:p>Size image1 (392 KB) , size image2 (319 KM) → compression</text:p>
          </table:table-cell>
          <table:covered-table-cell table:number-columns-repeated="5" table:style-name="ce6"/>
          <table:covered-table-cell/>
        </table:table-row>
        <table:table-row table:style-name="ro1">
          <table:table-cell table:style-name="ce30" office:value-type="string" calcext:value-type="string" table:number-columns-spanned="2" table:number-rows-spanned="1">
            <text:p>example with 2 completely different images</text:p>
          </table:table-cell>
          <table:covered-table-cell/>
          <table:table-cell table:style-name="ce4"/>
          <table:table-cell table:number-columns-repeated="2"/>
          <table:table-cell table:style-name="ce6" table:number-columns-spanned="7" table:number-rows-spanned="1"/>
          <table:covered-table-cell table:number-columns-repeated="5" table:style-name="ce6"/>
          <table:covered-table-cell/>
        </table:table-row>
        <table:table-row table:style-name="ro1">
          <table:table-cell table:style-name="ce28" office:value-type="string" calcext:value-type="string">
            <text:p><text:span text:style-name="T1"><text:a xlink:href="https://scopely.widen.net/content/j5p955e5g1" xlink:type="simple">https://scopely.widen.net/content/j5p955e5g1</text:a></text:span></text:p>
          </table:table-cell>
          <table:table-cell office:value-type="string" calcext:value-type="string">
            <text:p><text:a xlink:href="https://scopely.widen.net/content/exv3fkkeh0" xlink:type="simple">https://scopely.widen.net/content/exv3fkkeh0</text:a></text:p>
          </table:table-cell>
          <table:table-cell table:style-name="ce4" office:value-type="string" calcext:value-type="string">
            <text:p>1200 x 1500</text:p>
          </table:table-cell>
          <table:table-cell office:value-type="string" calcext:value-type="string">
            <text:p>1024 x 1024</text:p>
          </table:table-cell>
          <table:table-cell office:value-type="float" office:value="493" calcext:value-type="float">
            <text:p>493</text:p>
          </table:table-cell>
          <table:table-cell table:style-name="ce6" office:value-type="string" calcext:value-type="string" table:number-columns-spanned="7" table:number-rows-spanned="1">
            <text:p>Sizes are not relevant since they are not the same image</text:p>
          </table:table-cell>
          <table:covered-table-cell table:number-columns-repeated="5" table:style-name="ce6"/>
          <table:covered-table-cell/>
        </table:table-row>
        <table:table-row table:style-name="ro1">
          <table:table-cell table:style-name="ce28" office:value-type="string" calcext:value-type="string">
            <text:p><text:span text:style-name="T1"><text:a xlink:href="https://scopely.widen.net/content/exv3fkkeh0" xlink:type="simple">https://scopely.widen.net/content/exv3fkkeh0</text:a></text:span></text:p>
          </table:table-cell>
          <table:table-cell office:value-type="string" calcext:value-type="string">
            <text:p><text:span text:style-name="T1">https://www.facebook.com/ads/image/?d=AQLtvRJl8OP_7csLtC30M9_Uz6UeL02zfAFvbpXOCIw3JSo[…]mSjaCCU4_YFOcCMHkCnVnitVn9BNsCxnm-uVXldyCiV4yUy2II4zvvcgnm-C </text:span><text:span text:style-name="T1"><text:a xlink:href="https://www.facebook.com/ads/image/?d=AQJj4RGQye3lhVgOvKMl76yoalD6pNNpAnwgE-nVuhuf6IfqoiPFH6Jz1dXb13qxdqp7ibnj0Z07pHbySspL_TaF_OSa4-14qn_ii4c12T2qZQuvVpPrMkIwwIaQY9kwRx60hGd_lhfH7TXz50poZsts" xlink:type="simple">https://www.facebook.com/ads/image/?d=AQJj4RGQye3lhVgOvKMl76yoalD6pNNpAnwgE-nVuhuf6IfqoiPFH6Jz1dXb13qxdqp7ibnj0Z07pHbySspL_TaF_OSa4-14qn_ii4c12T2qZQuvVpPrMkIwwIaQY9kwRx60hGd_lhfH7TXz50poZsts</text:a></text:span></text:p>
          </table:table-cell>
          <table:table-cell table:style-name="ce4" office:value-type="string" calcext:value-type="string">
            <text:p>1024 x 1024</text:p>
          </table:table-cell>
          <table:table-cell office:value-type="string" calcext:value-type="string">
            <text:p>1080 x 1080</text:p>
          </table:table-cell>
          <table:table-cell office:value-type="float" office:value="490" calcext:value-type="float">
            <text:p>490</text:p>
          </table:table-cell>
          <table:table-cell table:style-name="ce6" office:value-type="string" calcext:value-type="string" table:number-columns-spanned="7" table:number-rows-spanned="1">
            <text:p>Sizes are not relevant since they are not the same image</text:p>
          </table:table-cell>
          <table:covered-table-cell table:number-columns-repeated="5" table:style-name="ce6"/>
          <table:covered-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3" office:value-type="string" calcext:value-type="string">
            <text:p>Hamming distance </text:p>
          </table:table-cell>
          <table:table-cell table:style-name="ce3" office:value-type="string" calcext:value-type="string">
            <text:p>% different bits</text:p>
          </table:table-cell>
          <table:table-cell/>
          <table:table-cell table:style-name="ce3" office:value-type="string" calcext:value-type="string">
            <text:p>Hamming distance </text:p>
          </table:table-cell>
          <table:table-cell table:style-name="ce3" office:value-type="string" calcext:value-type="string">
            <text:p>% different bits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3]*100)/1024" office:value-type="float" office:value="1.07421875" calcext:value-type="float">
            <text:p>1.07421875</text:p>
          </table:table-cell>
          <table:table-cell/>
          <table:table-cell table:style-name="ce15" office:value-type="float" office:value="493" calcext:value-type="float">
            <text:p>493</text:p>
          </table:table-cell>
          <table:table-cell table:style-name="ce6" table:formula="of:=([.D13]*100)/1024" office:value-type="float" office:value="48.14453125" calcext:value-type="float">
            <text:p>48.14453125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4]*100)/1024" office:value-type="float" office:value="1.171875" calcext:value-type="float">
            <text:p>1.171875</text:p>
          </table:table-cell>
          <table:table-cell/>
          <table:table-cell table:style-name="ce15" office:value-type="float" office:value="490" calcext:value-type="float">
            <text:p>490</text:p>
          </table:table-cell>
          <table:table-cell table:style-name="ce6" table:formula="of:=([.D14]*100)/1024" office:value-type="float" office:value="47.8515625" calcext:value-type="float">
            <text:p>47.8515625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office:value-type="float" office:value="451" calcext:value-type="float">
            <text:p>451</text:p>
          </table:table-cell>
          <table:table-cell table:style-name="ce6" table:formula="of:=([.D15]*100)/1024" office:value-type="float" office:value="44.04296875" calcext:value-type="float">
            <text:p>44.0429687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16]*100)/1024" office:value-type="float" office:value="0.78125" calcext:value-type="float">
            <text:p>0.78125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7]*100)/1024" office:value-type="float" office:value="1.46484375" calcext:value-type="float">
            <text:p>1.46484375</text:p>
          </table:table-cell>
          <table:table-cell/>
          <table:table-cell table:style-name="Default" table:number-columns-repeated="2"/>
          <table:table-cell/>
          <table:table-cell table:style-name="ce15"/>
          <table:table-cell table:style-name="ce6"/>
          <table:table-cell table:number-columns-repeated="4"/>
        </table:table-row>
        <table:table-row table:style-name="ro1">
          <table:table-cell/>
          <table:table-cell table:formula="of:=([.A18]*100)/1024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ce15"/>
          <table:table-cell table:style-name="ce6" table:formula="of:=([.G18]*100)/102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([.A19]*100)/1024" office:value-type="float" office:value="44.04296875" calcext:value-type="float">
            <text:p>44.04296875</text:p>
          </table:table-cell>
          <table:table-cell/>
          <table:table-cell table:style-name="Default" table:number-columns-repeated="2"/>
          <table:table-cell table:number-columns-repeated="7"/>
        </table:table-row>
      </table:table>
      <table:named-expressions/>
      <table:database-ranges>
        <table:database-range table:name="__Anonymous_Sheet_DB__0" table:target-range-address="Sheet1.E2:Sheet1.E1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04T12:05:00.694078624</meta:creation-date>
    <dc:date>2022-07-08T13:56:14.672144693</dc:date>
    <meta:editing-duration>PT2H34M40S</meta:editing-duration>
    <meta:editing-cycles>5</meta:editing-cycles>
    <meta:generator>LibreOffice/7.3.4.2$MacOSX_X86_64 LibreOffice_project/728fec16bd5f605073805c3c9e7c4212a0120dc5</meta:generator>
    <meta:document-statistic meta:table-count="4" meta:cell-count="331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18cm" svg:height="6.698cm" xlink:href=".." xlink:type="simple" chart:class="chart:line" chart:style-name="ch1">
        <chart:title svg:x="4.222cm" svg:y="0.268cm" chart:style-name="ch2">
          <text:p>Different images</text:p>
        </chart:title>
        <chart:plot-area chart:style-name="ch3" table:cell-range-address="Sheet2.B12:Sheet2.B18" chart:data-source-has-labels="row" svg:x="1.214cm" svg:y="1.19cm" svg:width="10.466cm" svg:height="4.429cm">
          <chart:coordinate-region svg:x="2.056cm" svg:y="1.388cm" svg:width="9.524cm" svg:height="3.587cm"/>
          <chart:axis chart:dimension="x" chart:name="primary-x" chart:style-name="ch4">
            <chart:title svg:x="5.957cm" svg:y="5.753cm" chart:style-name="ch5">
              <text:p>Image</text:p>
            </chart:title>
            <chart:grid chart:style-name="ch6" chart:class="major"/>
          </chart:axis>
          <chart:axis chart:dimension="y" chart:name="primary-y" chart:style-name="ch7">
            <chart:title svg:x="0.451cm" svg:y="4.682cm" chart:style-name="ch8">
              <text:p>Hammin distance</text:p>
            </chart:title>
            <chart:grid chart:style-name="ch6" chart:class="major"/>
          </chart:axis>
          <chart:series chart:style-name="ch9" chart:values-cell-range-address="Sheet2.B13:Sheet2.B18" chart:label-cell-address="Sheet2.B12:Sheet2.B1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t Images</text:p>
                <draw:g>
                  <svg:desc>Sheet2.B12:Sheet2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">
                <text:p>154</text:p>
                <draw:g>
                  <svg:desc>Sheet2.B13:Sheet2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9">
                <text:p>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17cm" svg:height="8.208cm" xlink:href=".." xlink:type="simple" chart:class="chart:scatter" chart:style-name="ch1">
        <chart:title svg:x="5.037cm" svg:y="0.299cm" chart:style-name="ch2">
          <text:p>Same images</text:p>
        </chart:title>
        <chart:plot-area chart:style-name="ch3" table:cell-range-address="Sheet2.C13:Sheet2.C30" svg:x="1.236cm" svg:y="1.252cm" svg:width="11.521cm" svg:height="5.846cm">
          <chart:coordinate-region svg:x="2.078cm" svg:y="1.45cm" svg:width="10.48cm" svg:height="5.004cm"/>
          <chart:axis chart:dimension="x" chart:name="primary-x" chart:style-name="ch4">
            <chart:title svg:x="6.506cm" svg:y="7.263cm" chart:style-name="ch5">
              <text:p>Image</text:p>
            </chart:title>
          </chart:axis>
          <chart:axis chart:dimension="y" chart:name="primary-y" chart:style-name="ch6">
            <chart:title svg:x="0.451cm" svg:y="5.542cm" chart:style-name="ch7">
              <text:p>Hamming distance</text:p>
            </chart:title>
            <chart:grid chart:style-name="ch8" chart:class="major"/>
          </chart:axis>
          <chart:series chart:style-name="ch9" chart:values-cell-range-address="Sheet2.C13:Sheet2.C30" chart:class="chart:scatter">
            <chart:data-point chart:repeated="14"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">
                <text:p>53</text:p>
                <draw:g>
                  <svg:desc>Sheet2.C13:Sheet2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78cm" svg:height="8.522cm" xlink:href=".." xlink:type="simple" chart:class="chart:scatter" chart:style-name="ch1">
        <chart:title svg:x="5.456cm" svg:y="0.108cm" chart:style-name="ch2">
          <text:p>Threshold</text:p>
        </chart:title>
        <chart:legend chart:legend-position="end" svg:x="8.313cm" svg:y="4.029cm" style:legend-expansion="custom" svg:width="2.272cm" svg:height="1.829cm" style:legend-expansion-aspect-ratio="1.24220885729907" chart:style-name="ch3"/>
        <chart:plot-area chart:style-name="ch4" table:cell-range-address="Sheet3.B2:Sheet3.C19 Sheet3.E2:Sheet3.E8" chart:data-source-has-labels="row" svg:x="1.128cm" svg:y="1.056cm" svg:width="11.141cm" svg:height="6.148cm">
          <chart:coordinate-region svg:x="1.97cm" svg:y="1.254cm" svg:width="10.1cm" svg:height="5.306cm"/>
          <chart:axis chart:dimension="x" chart:name="primary-x" chart:style-name="ch5">
            <chart:title svg:x="4.913cm" svg:y="7.536cm" chart:style-name="ch6">
              <text:p>% Diffenrent bits</text:p>
            </chart:title>
            <chart:grid chart:style-name="ch7" chart:class="major"/>
          </chart:axis>
          <chart:axis chart:dimension="y" chart:name="primary-y" chart:style-name="ch8">
            <chart:title svg:x="0.381cm" svg:y="5.507cm" chart:style-name="ch9">
              <text:p>Hamming distance</text:p>
            </chart:title>
            <chart:grid chart:style-name="ch7" chart:class="major"/>
          </chart:axis>
          <chart:series chart:style-name="ch10" chart:values-cell-range-address="Sheet3.B2:Sheet3.B19" loext:label-string="equal" chart:class="chart:scatter">
            <chart:domain table:cell-range-address="Sheet3.C2:Sheet3.C19"/>
            <chart:data-point chart:repeated="18"/>
          </chart:series>
          <chart:series chart:style-name="ch11" chart:values-cell-range-address="Sheet3.E2:Sheet3.E8" loext:label-string="different" chart:class="chart:scatter">
            <chart:domain table:cell-range-address="Sheet3.F2:Sheet3.F8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qual</text:p>
              </table:table-cell>
              <table:table-cell office:value-type="string">
                <text:p>Column F</text:p>
              </table:table-cell>
              <table:table-cell office:value-type="string">
                <text:p>differ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7578125">
                <text:p>5.17578125</text:p>
                <draw:g>
                  <svg:desc>Sheet3.C2:Sheet3.C19</svg:desc>
                </draw:g>
              </table:table-cell>
              <table:table-cell office:value-type="float" office:value="53">
                <text:p>53</text:p>
                <draw:g>
                  <svg:desc>Sheet3.B2:Sheet3.B19</svg:desc>
                </draw:g>
              </table:table-cell>
              <table:table-cell office:value-type="float" office:value="15.0390625">
                <text:p>15.0390625</text:p>
                <draw:g>
                  <svg:desc>Sheet3.F2:Sheet3.F8</svg:desc>
                </draw:g>
              </table:table-cell>
              <table:table-cell office:value-type="float" office:value="154">
                <text:p>154</text:p>
                <draw:g>
                  <svg:desc>Sheet3.E2:Sheet3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34375">
                <text:p>2.734375</text:p>
              </table:table-cell>
              <table:table-cell office:value-type="float" office:value="28">
                <text:p>28</text:p>
              </table:table-cell>
              <table:table-cell office:value-type="float" office:value="16.2109375">
                <text:p>16.210937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49609375">
                <text:p>8.49609375</text:p>
              </table:table-cell>
              <table:table-cell office:value-type="float" office:value="87">
                <text:p>87</text:p>
              </table:table-cell>
              <table:table-cell office:value-type="float" office:value="13.8671875">
                <text:p>13.867187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25">
                <text:p>3.125</text:p>
              </table:table-cell>
              <table:table-cell office:value-type="float" office:value="32">
                <text:p>32</text:p>
              </table:table-cell>
              <table:table-cell office:value-type="float" office:value="18.359375">
                <text:p>18.35937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71875">
                <text:p>1.171875</text:p>
              </table:table-cell>
              <table:table-cell office:value-type="float" office:value="12">
                <text:p>12</text:p>
              </table:table-cell>
              <table:table-cell office:value-type="float" office:value="12.109375">
                <text:p>12.10937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1875">
                <text:p>1.171875</text:p>
              </table:table-cell>
              <table:table-cell office:value-type="float" office:value="12">
                <text:p>12</text:p>
              </table:table-cell>
              <table:table-cell office:value-type="float" office:value="10.64453125">
                <text:p>10.6445312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734375">
                <text:p>5.273437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2734375">
                <text:p>3.02734375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27734375">
                <text:p>9.2773437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4296875">
                <text:p>6.5429687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7421875">
                <text:p>1.0742187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765625">
                <text:p>0.976562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1328125">
                <text:p>3.61328125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25">
                <text:p>6.2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359375">
                <text:p>0.6835937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6484375">
                <text:p>1.4648437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640625">
                <text:p>5.6640625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0" chart:maximum="6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815cm" svg:height="8.522cm" xlink:href=".." xlink:type="simple" chart:class="chart:scatter" chart:style-name="ch1">
        <chart:title svg:x="7.18cm" svg:y="0.108cm" chart:style-name="ch2">
          <text:p>Threshold</text:p>
        </chart:title>
        <chart:legend chart:legend-position="end" svg:x="13.564cm" svg:y="1.372cm" style:legend-expansion="custom" svg:width="2.989cm" svg:height="1.829cm" style:legend-expansion-aspect-ratio="1.63422635319847" chart:style-name="ch3"/>
        <chart:plot-area chart:style-name="ch4" table:cell-range-address="Sheet4.A13:Sheet4.B17 Sheet4.A19:Sheet4.A19 Sheet4.D13:Sheet4.D14" chart:data-source-has-labels="row" svg:x="1.749cm" svg:y="1.055cm" svg:width="11.815cm" svg:height="6.147cm">
          <chart:coordinate-region svg:x="2.591cm" svg:y="1.253cm" svg:width="10.774cm" svg:height="5.305cm"/>
          <chart:axis chart:dimension="x" chart:name="primary-x" chart:style-name="ch5">
            <chart:title svg:x="6.466cm" svg:y="7.538cm" chart:style-name="ch6">
              <text:p>% Diffenrent bits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502cm" svg:y="5.507cm" chart:style-name="ch10">
              <text:p>Hamming distance (bits)
</text:p>
            </chart:title>
            <chart:grid chart:style-name="ch7" chart:class="major"/>
          </chart:axis>
          <chart:series chart:style-name="ch11" chart:values-cell-range-address="Sheet4.A13:Sheet4.A17" loext:label-string="equal" chart:class="chart:scatter">
            <chart:domain table:cell-range-address="Sheet4.B13:Sheet4.B17"/>
            <chart:data-point chart:repeated="5"/>
          </chart:series>
          <chart:series chart:style-name="ch12" chart:values-cell-range-address="Sheet4.A19:Sheet4.A19" loext:label-string="cropped" chart:class="chart:scatter">
            <chart:domain table:cell-range-address="Sheet4.B19:Sheet4.B19"/>
            <chart:data-point/>
          </chart:series>
          <chart:series chart:style-name="ch13" chart:values-cell-range-address="Sheet4.D13:Sheet4.D14" loext:label-string="different" chart:class="chart:scatter">
            <chart:domain table:cell-range-address="Sheet4.E13:Sheet4.E14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qual</text:p>
              </table:table-cell>
              <table:table-cell office:value-type="string">
                <text:p/>
              </table:table-cell>
              <table:table-cell office:value-type="string">
                <text:p>cropped</text:p>
              </table:table-cell>
              <table:table-cell office:value-type="string">
                <text:p>Column E</text:p>
              </table:table-cell>
              <table:table-cell office:value-type="string">
                <text:p>differ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7421875">
                <text:p>1.07421875</text:p>
                <draw:g>
                  <svg:desc>Sheet4.B13:Sheet4.B17</svg:desc>
                </draw:g>
              </table:table-cell>
              <table:table-cell office:value-type="float" office:value="11">
                <text:p>11</text:p>
                <draw:g>
                  <svg:desc>Sheet4.A13:Sheet4.A17</svg:desc>
                </draw:g>
              </table:table-cell>
              <table:table-cell office:value-type="float" office:value="44.04296875">
                <text:p>44.04296875</text:p>
                <draw:g>
                  <svg:desc>Sheet4.B19:Sheet4.B19</svg:desc>
                </draw:g>
              </table:table-cell>
              <table:table-cell office:value-type="float" office:value="451">
                <text:p>451</text:p>
                <draw:g>
                  <svg:desc>Sheet4.A19:Sheet4.A19</svg:desc>
                </draw:g>
              </table:table-cell>
              <table:table-cell office:value-type="float" office:value="48.14453125">
                <text:p>48.14453125</text:p>
                <draw:g>
                  <svg:desc>Sheet4.E13:Sheet4.E14</svg:desc>
                </draw:g>
              </table:table-cell>
              <table:table-cell office:value-type="float" office:value="493">
                <text:p>493</text:p>
                <draw:g>
                  <svg:desc>Sheet4.D13:Sheet4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71875">
                <text:p>1.17187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8515625">
                <text:p>47.851562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125">
                <text:p>0.7812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6484375">
                <text:p>1.4648437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815cm" svg:height="8.522cm" xlink:href=".." xlink:type="simple" chart:class="chart:scatter" chart:style-name="ch1">
        <chart:title svg:x="5.064cm" svg:y="0.266cm" chart:style-name="ch2">
          <text:p>Different images vs Croped</text:p>
        </chart:title>
        <chart:legend chart:legend-position="end" svg:x="13.564cm" svg:y="1.372cm" style:legend-expansion="custom" svg:width="2.989cm" svg:height="1.829cm" style:legend-expansion-aspect-ratio="1.63422635319847" chart:style-name="ch3"/>
        <chart:plot-area chart:style-name="ch4" table:cell-range-address="Sheet4.A19:Sheet4.B19 Sheet4.D13:Sheet4.D14" chart:data-source-has-labels="row" svg:x="1.749cm" svg:y="1.055cm" svg:width="11.962cm" svg:height="6.147cm">
          <chart:coordinate-region svg:x="2.591cm" svg:y="1.253cm" svg:width="10.774cm" svg:height="5.305cm"/>
          <chart:axis chart:dimension="x" chart:name="primary-x" chart:style-name="ch5">
            <chart:title svg:x="6.468cm" svg:y="7.54cm" chart:style-name="ch6">
              <text:p>% Diffenrent bits</text:p>
            </chart:title>
            <chart:grid chart:style-name="ch7" chart:class="major"/>
          </chart:axis>
          <chart:axis chart:dimension="y" chart:name="primary-y" chart:style-name="ch8">
            <chart:title svg:x="0.502cm" svg:y="5.507cm" chart:style-name="ch9">
              <text:p>Hamming distance (bits)
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Sheet4.A19:Sheet4.A19" loext:label-string="cropped" chart:class="chart:scatter">
            <chart:domain table:cell-range-address="Sheet4.B19:Sheet4.B19"/>
            <chart:data-point/>
          </chart:series>
          <chart:series chart:style-name="ch12" chart:values-cell-range-address="Sheet4.D13:Sheet4.D14" loext:label-string="different" chart:class="chart:scatter">
            <chart:domain table:cell-range-address="Sheet4.E13:Sheet4.E14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opped</text:p>
              </table:table-cell>
              <table:table-cell office:value-type="string">
                <text:p>Column E</text:p>
              </table:table-cell>
              <table:table-cell office:value-type="string">
                <text:p>differ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.04296875">
                <text:p>44.04296875</text:p>
                <draw:g>
                  <svg:desc>Sheet4.B19:Sheet4.B19</svg:desc>
                </draw:g>
              </table:table-cell>
              <table:table-cell office:value-type="float" office:value="451">
                <text:p>451</text:p>
                <draw:g>
                  <svg:desc>Sheet4.A19:Sheet4.A19</svg:desc>
                </draw:g>
              </table:table-cell>
              <table:table-cell office:value-type="float" office:value="48.14453125">
                <text:p>48.14453125</text:p>
                <draw:g>
                  <svg:desc>Sheet4.E13:Sheet4.E14</svg:desc>
                </draw:g>
              </table:table-cell>
              <table:table-cell office:value-type="float" office:value="493">
                <text:p>493</text:p>
                <draw:g>
                  <svg:desc>Sheet4.D13:Sheet4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8515625">
                <text:p>47.8515625</text:p>
              </table:table-cell>
              <table:table-cell office:value-type="float" office:value="490">
                <text:p>4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29cm" svg:height="8.531cm" xlink:href=".." xlink:type="simple" chart:class="chart:scatter" chart:style-name="ch1">
        <chart:title svg:x="6.102cm" svg:y="0.108cm" chart:style-name="ch2">
          <text:p>Equal images</text:p>
        </chart:title>
        <chart:plot-area chart:style-name="ch3" table:cell-range-address="Sheet4.A13:Sheet4.B17" chart:data-source-has-labels="row" svg:x="1.556cm" svg:y="1.055cm" svg:width="11.441cm" svg:height="6.151cm">
          <chart:coordinate-region svg:x="2.201cm" svg:y="1.253cm" svg:width="10.696cm" svg:height="5.309cm"/>
          <chart:axis chart:dimension="x" chart:name="primary-x" chart:style-name="ch4">
            <chart:title svg:x="5.496cm" svg:y="7.547cm" chart:style-name="ch5">
              <text:p>% Diffenrent bits</text:p>
            </chart:title>
            <chart:grid chart:style-name="ch6" chart:class="major"/>
          </chart:axis>
          <chart:axis chart:dimension="y" chart:name="primary-y" chart:style-name="ch7">
            <chart:title svg:x="0.426cm" svg:y="5.512cm" chart:style-name="ch8">
              <text:p>Hamming distance (bits)
</text:p>
            </chart:title>
            <chart:grid chart:style-name="ch6" chart:class="major"/>
          </chart:axis>
          <chart:series chart:style-name="ch9" chart:values-cell-range-address="Sheet4.A13:Sheet4.A17" loext:label-string="equal" chart:class="chart:scatter">
            <chart:domain table:cell-range-address="Sheet4.B13:Sheet4.B1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qu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7421875">
                <text:p>1.07421875</text:p>
                <draw:g>
                  <svg:desc>Sheet4.B13:Sheet4.B17</svg:desc>
                </draw:g>
              </table:table-cell>
              <table:table-cell office:value-type="float" office:value="11">
                <text:p>11</text:p>
                <draw:g>
                  <svg:desc>Sheet4.A13:Sheet4.A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71875">
                <text:p>1.1718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125">
                <text:p>0.78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6484375">
                <text:p>1.4648437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